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DataOutputStream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Long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Float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By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Cha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UT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In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Boolea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Char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Double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Shor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Byte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OutputStream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